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8.493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P1" style:family="paragraph" style:parent-style-name="Standard">
      <style:text-properties fo:font-style="italic" fo:font-weight="bold" officeooo:rsid="000df409" officeooo:paragraph-rsid="000df409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bold" officeooo:rsid="0013a745" officeooo:paragraph-rsid="0013a745" style:font-style-asian="italic" style:font-weight-asian="bold" style:font-style-complex="italic" style:font-weight-complex="bold"/>
    </style:style>
    <style:style style:name="P3" style:family="paragraph" style:parent-style-name="Text_20_body">
      <style:text-properties fo:font-style="italic" style:text-underline-style="none" fo:font-weight="bold" officeooo:rsid="000df409" officeooo:paragraph-rsid="000df409" style:font-style-asian="italic" style:font-weight-asian="bold" style:font-style-complex="italic" style:font-weight-complex="bold"/>
    </style:style>
    <style:style style:name="P4" style:family="paragraph" style:parent-style-name="Table_20_Contents">
      <style:text-properties officeooo:rsid="0009788e" officeooo:paragraph-rsid="0009788e"/>
    </style:style>
    <style:style style:name="P5" style:family="paragraph" style:parent-style-name="Table_20_Contents">
      <style:text-properties officeooo:rsid="0009788e" officeooo:paragraph-rsid="000a1d1a"/>
    </style:style>
    <style:style style:name="P6" style:family="paragraph" style:parent-style-name="Table_20_Contents">
      <style:text-properties officeooo:rsid="0009788e" officeooo:paragraph-rsid="000b9948"/>
    </style:style>
    <style:style style:name="P7" style:family="paragraph" style:parent-style-name="Table_20_Contents">
      <style:text-properties officeooo:rsid="0009788e" officeooo:paragraph-rsid="000df409"/>
    </style:style>
    <style:style style:name="P8" style:family="paragraph" style:parent-style-name="Table_20_Contents">
      <style:text-properties officeooo:rsid="0009788e" officeooo:paragraph-rsid="000ee305"/>
    </style:style>
    <style:style style:name="P9" style:family="paragraph" style:parent-style-name="Table_20_Contents">
      <style:text-properties officeooo:paragraph-rsid="0009788e"/>
    </style:style>
    <style:style style:name="P10" style:family="paragraph" style:parent-style-name="Table_20_Contents">
      <style:text-properties officeooo:rsid="000a1d1a" officeooo:paragraph-rsid="000a1d1a"/>
    </style:style>
    <style:style style:name="P11" style:family="paragraph" style:parent-style-name="Table_20_Contents">
      <style:text-properties officeooo:rsid="000fe282" officeooo:paragraph-rsid="000fe282"/>
    </style:style>
    <style:style style:name="P12" style:family="paragraph" style:parent-style-name="Table_20_Contents">
      <style:text-properties officeooo:rsid="000fe282" officeooo:paragraph-rsid="000fe2a0"/>
    </style:style>
    <style:style style:name="P13" style:family="paragraph" style:parent-style-name="Table_20_Contents">
      <style:text-properties officeooo:rsid="000fe282" officeooo:paragraph-rsid="00107f14"/>
    </style:style>
    <style:style style:name="P14" style:family="paragraph" style:parent-style-name="Table_20_Contents">
      <style:text-properties officeooo:rsid="000fe2a0" officeooo:paragraph-rsid="000fe2a0"/>
    </style:style>
    <style:style style:name="P15" style:family="paragraph" style:parent-style-name="Table_20_Contents">
      <style:text-properties style:font-name="Liberation Serif1" officeooo:rsid="0009788e" officeooo:paragraph-rsid="0009788e"/>
    </style:style>
    <style:style style:name="P16" style:family="paragraph" style:parent-style-name="Table_20_Contents">
      <style:text-properties style:font-name="Liberation Serif" officeooo:rsid="000fe2a0" officeooo:paragraph-rsid="000fe2a0"/>
    </style:style>
    <style:style style:name="P17" style:family="paragraph" style:parent-style-name="Standard">
      <style:text-properties fo:font-style="italic" fo:font-weight="bold" officeooo:rsid="0013a745" officeooo:paragraph-rsid="0013a745" style:font-style-asian="italic" style:font-weight-asian="bold" style:font-style-complex="italic" style:font-weight-complex="bold"/>
    </style:style>
    <style:style style:name="P18" style:family="paragraph" style:parent-style-name="Table_20_Contents">
      <style:text-properties officeooo:rsid="00152b63" officeooo:paragraph-rsid="00152b63"/>
    </style:style>
    <style:style style:name="P19" style:family="paragraph" style:parent-style-name="Table_20_Contents">
      <style:text-properties fo:font-weight="normal" officeooo:rsid="00152b63" officeooo:paragraph-rsid="00152b63" style:font-weight-asian="normal" style:font-weight-complex="normal"/>
    </style:style>
    <style:style style:name="P20" style:family="paragraph" style:parent-style-name="Table_20_Contents">
      <style:text-properties fo:font-weight="normal" officeooo:rsid="00152b63" officeooo:paragraph-rsid="00185cc4" style:font-weight-asian="normal" style:font-weight-complex="normal"/>
    </style:style>
    <style:style style:name="P21" style:family="paragraph" style:parent-style-name="Table_20_Contents">
      <style:text-properties fo:font-weight="normal" officeooo:rsid="0016f767" officeooo:paragraph-rsid="0016f767" style:font-weight-asian="normal" style:font-weight-complex="normal"/>
    </style:style>
    <style:style style:name="T1" style:family="text">
      <style:text-properties officeooo:rsid="0009788e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0b9948"/>
    </style:style>
    <style:style style:name="T4" style:family="text">
      <style:text-properties style:font-name="Liberation Serif1" officeooo:rsid="000a1d1a"/>
    </style:style>
    <style:style style:name="T5" style:family="text">
      <style:text-properties style:font-name="Liberation Serif1" fo:font-weight="bold" officeooo:rsid="000b9948" style:font-weight-asian="bold" style:font-weight-complex="bold"/>
    </style:style>
    <style:style style:name="T6" style:family="text">
      <style:text-properties style:font-name="Liberation Serif1" fo:font-weight="bold" officeooo:rsid="000fe2a0" style:font-weight-asian="bold" style:font-weight-complex="bold"/>
    </style:style>
    <style:style style:name="T7" style:family="text">
      <style:text-properties style:font-name="Liberation Serif1" officeooo:rsid="000fe2a0"/>
    </style:style>
    <style:style style:name="T8" style:family="text">
      <style:text-properties style:font-name="Liberation Serif1" officeooo:rsid="0016f767"/>
    </style:style>
    <style:style style:name="T9" style:family="text">
      <style:text-properties style:font-name="Liberation Serif1" officeooo:rsid="00185cc4"/>
    </style:style>
    <style:style style:name="T10" style:family="text">
      <style:text-properties style:font-name="Liberation Serif1" officeooo:rsid="00188f0e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0d0455"/>
    </style:style>
    <style:style style:name="T13" style:family="text">
      <style:text-properties officeooo:rsid="000a1d1a"/>
    </style:style>
    <style:style style:name="T14" style:family="text">
      <style:text-properties officeooo:rsid="000b9948"/>
    </style:style>
    <style:style style:name="T15" style:family="text">
      <style:text-properties officeooo:rsid="000d0455"/>
    </style:style>
    <style:style style:name="T16" style:family="text">
      <style:text-properties officeooo:rsid="000ee305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b9948" style:font-weight-asian="bold" style:font-weight-complex="bold"/>
    </style:style>
    <style:style style:name="T19" style:family="text">
      <style:text-properties fo:font-weight="bold" officeooo:rsid="000d0455" style:font-weight-asian="bold" style:font-weight-complex="bold"/>
    </style:style>
    <style:style style:name="T20" style:family="text">
      <style:text-properties fo:font-weight="bold" officeooo:rsid="000fe2a0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0fe2a0" style:font-weight-asian="normal" style:font-weight-complex="normal"/>
    </style:style>
    <style:style style:name="T23" style:family="text">
      <style:text-properties fo:font-weight="normal" officeooo:rsid="00107f14" style:font-weight-asian="normal" style:font-weight-complex="normal"/>
    </style:style>
    <style:style style:name="T24" style:family="text">
      <style:text-properties officeooo:rsid="000fe2a0"/>
    </style:style>
    <style:style style:name="T25" style:family="text">
      <style:text-properties officeooo:rsid="00120690"/>
    </style:style>
    <style:style style:name="T26" style:family="text">
      <style:text-properties officeooo:rsid="0013a7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TCHING BRACKETS GRAMMAR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&lt;program&gt;<text:tab/>:: =<text:tab/>&lt;statement&gt;</text:p>
            <text:p text:style-name="P4">&lt;statement&gt;<text:tab/>::=<text:tab/><text:span text:style-name="T17">(</text:span>&lt;statement&gt;<text:span text:style-name="T17">)</text:span></text:p>
            <text:p text:style-name="P4">&lt;statement&gt;<text:tab/>::=<text:tab/><text:span text:style-name="T18">()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&lt;program&gt; ::= ()</text:p>
          </table:table-cell>
          <table:table-cell table:style-name="Table2.B1" office:value-type="string">
            <text:p text:style-name="P4">&lt;program&gt; ::= ((()))</text:p>
          </table:table-cell>
        </table:table-row>
        <table:table-row>
          <table:table-cell table:style-name="Table2.A2" office:value-type="string">
            <text:p text:style-name="Table_20_Contents"><text:tab/><text:span text:style-name="T1">&lt;program&gt;</text:span></text:p>
            <text:p text:style-name="P4">=&gt;<text:tab/>&lt;statement&gt;</text:p>
            <text:p text:style-name="P15">=&gt;<text:tab/>()</text:p>
          </table:table-cell>
          <table:table-cell table:style-name="Table2.B2" office:value-type="string">
            <text:p text:style-name="P9"><text:tab/><text:span text:style-name="T1">&lt;program&gt;</text:span></text:p>
            <text:p text:style-name="P4">=&gt;<text:tab/>&lt;statement&gt;</text:p>
            <text:p text:style-name="P4">=&gt;<text:tab/>(&lt;statement&gt;)</text:p>
            <text:p text:style-name="P4">=&gt;<text:tab/>((&lt;statement&gt;))</text:p>
            <text:p text:style-name="P4">=&gt;<text:tab/>((()))</text:p>
          </table:table-cell>
        </table:table-row>
      </table:table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4">&lt;program&gt;<text:tab/>:: =<text:tab/>&lt;statement&gt;</text:p>
            <text:p text:style-name="P4">&lt;statement&gt;<text:tab/>::=<text:tab/><text:span text:style-name="T19">(</text:span>&lt;statement&gt;<text:span text:style-name="T19">)</text:span>&lt;statement&gt;</text:p>
            <text:p text:style-name="P6">&lt;statement<text:span text:style-name="T14">&gt;</text:span><text:tab/>::=<text:tab/><text:span text:style-name="T5">()</text:span><text:span text:style-name="T3"> | ε</text:span>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&lt;program&gt; ::= ()()</text:p>
          </table:table-cell>
          <table:table-cell table:style-name="Table4.B1" office:value-type="string">
            <text:p text:style-name="P4">&lt;program&gt; ::= (())<text:span text:style-name="T13">()</text:span></text:p>
          </table:table-cell>
        </table:table-row>
        <table:table-row>
          <table:table-cell table:style-name="Table4.A2" office:value-type="string">
            <text:p text:style-name="P4"><text:tab/>&lt;program&gt;</text:p>
            <text:p text:style-name="P4">=&gt; <text:tab/>(&lt;statement&gt;)&lt;statement&gt;</text:p>
            <text:p text:style-name="P4">=&gt; <text:tab/><text:span text:style-name="T13">(</text:span><text:span text:style-name="T4">ε</text:span><text:span text:style-name="T13">)&lt;statement&gt;</text:span></text:p>
            <text:p text:style-name="P10">=&gt; <text:tab/>(<text:span text:style-name="T11">)</text:span><text:span text:style-name="T12">()</text:span></text:p>
          </table:table-cell>
          <table:table-cell table:style-name="Table4.B2" office:value-type="string">
            <text:p text:style-name="P5"><text:tab/>&lt;program&gt;</text:p>
            <text:p text:style-name="P5">=&gt; <text:tab/>&lt;statement&gt;</text:p>
            <text:p text:style-name="P5">=&gt; <text:tab/>(&lt;statement&gt;)&lt;statement&gt;</text:p>
            <text:p text:style-name="P10">=&gt;<text:tab/>(<text:span text:style-name="T15">()</text:span>)&lt;statement&gt;</text:p>
            <text:p text:style-name="P10">=&gt;<text:tab/>(())<text:span text:style-name="T15">()</text:span></text:p>
          </table:table-cell>
        </table:table-row>
      </table:table>
      <text:p text:style-name="Standard"/>
      <text:p text:style-name="P1"><text:span text:style-name="T26">DISPLAY </text:span>KEYWORD GRAMMAR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8">&lt;program&gt;<text:tab/>:: =<text:tab/>&lt;statement&gt;&lt;statement&gt;</text:p>
            <text:p text:style-name="P7">&lt;statement&gt;<text:tab/>::=<text:tab/><text:span text:style-name="T19">(display</text:span><text:span text:style-name="T15"> </text:span>&lt;<text:span text:style-name="T16">expression</text:span>&gt;<text:span text:style-name="T19">) </text:span><text:span text:style-name="T22">|</text:span><text:span text:style-name="T20"> </text:span><text:span text:style-name="T6">ε</text:span></text:p>
            <text:p text:style-name="P11">&lt;expression&gt;<text:tab/>::=<text:tab/>&lt;string&gt;</text:p>
            <text:p text:style-name="P12">&lt;string&gt;<text:tab/>::=<text:tab/><text:span text:style-name="T17">“</text:span><text:span text:style-name="T21">&lt;</text:span><text:span text:style-name="T23">letters</text:span><text:span text:style-name="T21">&gt;</text:span><text:span text:style-name="T17">”</text:span></text:p>
            <text:p text:style-name="P13">&lt;letters&gt;<text:tab/>::=<text:tab/>&lt;letter&gt;*</text:p>
            <text:p text:style-name="P11">&lt;letter&gt;<text:tab/>::=<text:tab/><text:span text:style-name="T17">a</text:span> | <text:span text:style-name="T17">b</text:span> | ... | <text:span text:style-name="T17">z</text:span> | <text:span text:style-name="T17">A</text:span> | <text:span text:style-name="T17">B</text:span> | ... | <text:span text:style-name="T17">Z</text:span></text:p>
          </table:table-cell>
        </table:table-row>
      </table:table>
      <text:p text:style-name="P1"/>
      <table:table table:name="Table6" table:style-name="Table6">
        <table:table-column table:style-name="Table6.A"/>
        <table:table-row>
          <table:table-cell table:style-name="Table6.A1" office:value-type="string">
            <text:p text:style-name="P14">&lt;program&gt; ::= (display “Hello World”)</text:p>
          </table:table-cell>
        </table:table-row>
        <table:table-row>
          <table:table-cell table:style-name="Table6.A2" office:value-type="string">
            <text:p text:style-name="Table_20_Contents"><text:tab/><text:span text:style-name="T24">&lt;program&gt;</text:span></text:p>
            <text:p text:style-name="P14">=&gt;<text:tab/>&lt;statement&gt;&lt;statement&gt;</text:p>
            <text:p text:style-name="P14">=&gt;<text:tab/>(display &lt;expression&gt;)&lt;statement&gt;</text:p>
            <text:p text:style-name="P14">=&gt;<text:tab/>(display &lt;string&gt;)&lt;statement&gt;</text:p>
            <text:p text:style-name="P14">=&gt;<text:tab/>(display “&lt;<text:span text:style-name="T25">letters</text:span>&gt;”)&lt;statement&gt;</text:p>
            <text:p text:style-name="P14">=&gt;<text:tab/>(display “Hello World”)&lt;statement&gt;</text:p>
            <text:p text:style-name="P14">=&gt;<text:tab/>(display “Hello World”)<text:span text:style-name="T2">ε</text:span></text:p>
            <text:p text:style-name="P16">=&gt;<text:tab/>(display “Hello World”)</text:p>
          </table:table-cell>
        </table:table-row>
      </table:table>
      <text:p text:style-name="P1"/>
      <text:p text:style-name="P2">ARITHEMETIC GRAMMAR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8">&lt;program&gt;<text:tab/>::= <text:tab/>&lt;statement&gt;&lt;statement&gt;</text:p>
            <text:p text:style-name="P18">&lt;statement&gt;<text:tab/>::= <text:tab/>(display &lt;expression&gt;) | <text:span text:style-name="T6">ε</text:span></text:p>
            <text:p text:style-name="P19"><text:span text:style-name="T2">&lt;expression&gt;<text:tab/>::=<text:tab/></text:span><text:span text:style-name="T10">(</text:span><text:span text:style-name="T2">+ &lt;expression&gt;&lt;expression&gt;</text:span><text:span text:style-name="T10">)</text:span></text:p>
            <text:p text:style-name="P19"><text:span text:style-name="T2">&lt;expression&gt;<text:tab/>::=<text:tab/></text:span><text:span text:style-name="T10">(</text:span><text:span text:style-name="T2">- &lt;expression&gt; &lt;expression&gt;</text:span><text:span text:style-name="T10">)</text:span></text:p>
            <text:p text:style-name="P19"><text:span text:style-name="T2">&lt;expression&gt;<text:tab/>::=<text:tab/></text:span><text:span text:style-name="T10">(</text:span><text:span text:style-name="T2">* &lt;expression&gt; &lt;expression&gt;</text:span><text:span text:style-name="T10">)</text:span></text:p>
            <text:p text:style-name="P19"><text:span text:style-name="T2">&lt;expression&gt;<text:tab/>::=<text:tab/></text:span><text:span text:style-name="T10">(</text:span><text:span text:style-name="T2">/ &lt;expression&gt; &lt;expression&gt;</text:span><text:span text:style-name="T10">)</text:span></text:p>
            <text:p text:style-name="P19"><text:soft-page-break/><text:span text:style-name="T2">&lt;expression&gt;<text:tab/>::=<text:tab/>&lt;number&gt;</text:span></text:p>
            <text:p text:style-name="P20"><text:span text:style-name="T2">&lt;number&gt;<text:tab/>::=<text:tab/></text:span><text:span text:style-name="T9">&lt;digit&gt; | </text:span><text:span text:style-name="T8">&lt;digit&gt;&lt;number&gt;</text:span></text:p>
            <text:p text:style-name="P21"><text:span text:style-name="T2">&lt;digit&gt;<text:tab/>::=<text:tab/>0 | 1 | 2 | 3 | 4 | 5 | 6 | 7 | 8 | 9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7:39:02.763331842</meta:creation-date>
    <dc:date>2015-04-19T19:44:07.472271561</dc:date>
    <meta:editing-duration>PT4H58M3S</meta:editing-duration>
    <meta:editing-cycles>16</meta:editing-cycles>
    <meta:generator>LibreOffice/4.2.7.2$Linux_x86 LibreOffice_project/420m0$Build-2</meta:generator>
    <meta:document-statistic meta:table-count="7" meta:image-count="0" meta:object-count="0" meta:page-count="2" meta:paragraph-count="54" meta:word-count="194" meta:character-count="1379" meta:non-whitespace-character-count="1227"/>
  </office:meta>
</office:document-meta>
</file>